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Abstract">
      <style:text-properties officeooo:rsid="001e55d4" officeooo:paragraph-rsid="001e55d4"/>
    </style:style>
    <style:style style:name="T1" style:family="text">
      <style:text-properties officeooo:rsid="001e55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{title}</text:p>
      <text:p text:style-name="Subtitle">{subtitle}</text:p>
      <text:p text:style-name="Authors">{authors}</text:p>
      <text:p text:style-name="Abstract">{@abstract}</text:p>
      <text:p text:style-name="P1">{keywords}</text:p>
      <text:p text:style-name="Text_20_body">{@body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Abstract" style:family="paragraph" style:parent-style-name="Text_20_body">
      <style:paragraph-properties fo:margin-left="0.5in" fo:margin-right="0in" fo:text-indent="0in" style:auto-text-indent="false"/>
      <style:text-properties fo:font-size="10pt" style:font-size-asian="10.5pt"/>
    </style:style>
    <style:style style:name="Authors" style:family="paragraph" style:parent-style-name="Text_20_body" style:auto-update="true">
      <style:paragraph-properties fo:text-align="center" style:justify-single-word="false"/>
      <style:text-properties fo:font-size="10.5pt" fo:font-style="italic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es Wilm</meta:initial-creator>
    <meta:creation-date>2016-10-02T23:14:09.705893075</meta:creation-date>
    <dc:date>2016-10-02T23:19:20.794375626</dc:date>
    <dc:creator>Johannes Wilm</dc:creator>
    <meta:editing-duration>PT5M11S</meta:editing-duration>
    <meta:editing-cycles>1</meta:editing-cycles>
    <meta:document-statistic meta:table-count="0" meta:image-count="0" meta:object-count="0" meta:page-count="1" meta:paragraph-count="6" meta:word-count="6" meta:character-count="54" meta:non-whitespace-character-count="54"/>
    <meta:generator>LibreOffice/5.1.4.2$Linux_X86_64 LibreOffice_project/10m0$Build-2</meta:generator>
  </office:meta>
</office:document-meta>
</file>